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ractical1</text:h>
      <text:h text:outline-level="2" text:style-name="Heading_2" text:is-list-header="true">Table structure for table employee</text:h>
      <table:table table:name="employee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Employee_id</text:p>
          </table:table-cell>
          <table:table-cell office:value-type="string">
            <text:p>int(2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rst_nam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Last_nam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Salary</text:p>
          </table:table-cell>
          <table:table-cell office:value-type="string">
            <text:p>int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Joining_dat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Department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employee</text:h>
      <table:table table:name="employee_structure">
        <table:table-column table:number-columns-repeated="6"/>
        <table:table-row>
          <table:table-cell office:value-type="string">
            <text:p>Employee_id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Salary</text:p>
          </table:table-cell>
          <table:table-cell office:value-type="string">
            <text:p>Joining_date</text:p>
          </table:table-cell>
          <table:table-cell office:value-type="string">
            <text:p>Department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Tom</text:p>
          </table:table-cell>
          <table:table-cell office:value-type="string">
            <text:p>Jose</text:p>
          </table:table-cell>
          <table:table-cell office:value-type="float" office:value="600000">
            <text:p>600000</text:p>
          </table:table-cell>
          <table:table-cell office:value-type="string">
            <text:p>01-Feb-13 12.00.00AM</text:p>
          </table:table-cell>
          <table:table-cell office:value-type="string">
            <text:p>Insurance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2-09T07:35:04+01:00</meta:creation-date>
  </office:meta>
</office:document-meta>
</file>